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8aabdf2-8f2f-4505-a07f-2657f8046010">
        <text:p text:style-name="P5">
    <text:span text:style-name="T4">
      <text:tab/>
    </text:span>
    <text:span text:style-name="White_20_Font">
      <text:span text:style-name="T3">Juli 2021 - Juli 2021 </text:span>
    </text:span>
    <text:span text:style-name="T4">
      <text:tab/>
    </text:span>
    <text:span text:style-name="Color_20_Caps_20_Expanded">
      <text:span text:style-name="T7">Liste!! - </text:span>
    </text:span>
    <text:span text:style-name="Color_20_Caps_20_Expanded">
      <text:span text:style-name="T10">Lista</text:span>
    </text:span>
  </text:p>
        <text:list xml:id="list1382365679" text:style-name="LS4">
          <text:list-header>
            <text:p text:style-name="P16">Kant<text:line-break/>Logistik und Experte<text:line-break/>Leitung von Workshops</text:p>
          </text:list-header>
        </text:list>
        <text:p text:style-name="P9"/>
      </text:section>
      <text:section text:style-name="Sect1" text:name="69ec9fb0-8f7c-45d9-948c-d9d41cf676b0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c0496282-28a6-49ff-8401-01f401f21124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1395de0d-99cd-46e4-97ec-de157e9ae791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eaeeefaf-1058-492c-bfb3-fdecc655197b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0071f842-f222-4bbf-80ce-ceae92580c4e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10c893f7-da5c-4a9d-8e64-05920928e39e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63a2c135-3a11-4cf2-a39b-7ca4164fb01e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Sozilaisationund <text:line-break/> kantianir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